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3bba" officeooo:paragraph-rsid="00023bba" style:font-size-asian="14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023bba" officeooo:paragraph-rsid="00023bba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023bba" officeooo:paragraph-rsid="0003df59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3df59" officeooo:paragraph-rsid="0003df5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3df59" officeooo:paragraph-rsid="0003df59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2pt"/>
    </style:style>
    <style:style style:name="T3" style:family="text">
      <style:text-properties officeooo:rsid="0005ad6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is Outline</text:p>
      <text:list xml:id="list1725670920" text:style-name="L1">
        <text:list-item>
          <text:p text:style-name="P2">Introduction</text:p>
        </text:list-item>
        <text:list-item>
          <text:p text:style-name="P2">Category Theory</text:p>
          <text:list>
            <text:list-item>
              <text:p text:style-name="P2">Category Theory Basics</text:p>
              <text:list>
                <text:list-item>
                  <text:p text:style-name="P2">Categories</text:p>
                </text:list-item>
                <text:list-item>
                  <text:p text:style-name="P2">Functors</text:p>
                </text:list-item>
                <text:list-item>
                  <text:p text:style-name="P2">Natural Transformations</text:p>
                </text:list-item>
              </text:list>
            </text:list-item>
            <text:list-item>
              <text:p text:style-name="P2">Universal Properties</text:p>
              <text:list>
                <text:list-item>
                  <text:p text:style-name="P2">Terminal/Initial Objects</text:p>
                </text:list-item>
                <text:list-item>
                  <text:p text:style-name="P2">(Co)Products</text:p>
                </text:list-item>
                <text:list-item>
                  <text:p text:style-name="P2">(Co)Equalizers</text:p>
                </text:list-item>
                <text:list-item>
                  <text:p text:style-name="P2">Pullbacks and Pushouts</text:p>
                </text:list-item>
                <text:list-item>
                  <text:p text:style-name="P2">(Co)Cones and (Co)Limits</text:p>
                </text:list-item>
              </text:list>
            </text:list-item>
            <text:list-item>
              <text:p text:style-name="P2">Relations Between Categories</text:p>
              <text:list>
                <text:list-item>
                  <text:p text:style-name="P2">Subcategory</text:p>
                </text:list-item>
                <text:list-item>
                  <text:p text:style-name="P2">Full Subcategory</text:p>
                </text:list-item>
                <text:list-item>
                  <text:p text:style-name="P2">Natural Isomorphism</text:p>
                </text:list-item>
                <text:list-item>
                  <text:p text:style-name="P2">Adjunction</text:p>
                </text:list-item>
                <text:list-item>
                  <text:p text:style-name="P3">Mona<text:span text:style-name="T2">d (*)</text:span></text:p>
                </text:list-item>
                <text:list-item>
                  <text:p text:style-name="P2">The Yoneda Lemma<text:span text:style-name="T2"> (*)</text:span></text:p>
                </text:list-item>
              </text:list>
            </text:list-item>
            <text:list-item>
              <text:p text:style-name="P2">Structure on Categories</text:p>
              <text:list>
                <text:list-item>
                  <text:p text:style-name="P2">Monoidal Categories</text:p>
                </text:list-item>
                <text:list-item>
                  <text:p text:style-name="P2">Symmetric Monoidal Categories</text:p>
                </text:list-item>
                <text:list-item>
                  <text:p text:style-name="P2">Cartesian Monoidal Categories</text:p>
                </text:list-item>
              </text:list>
            </text:list-item>
          </text:list>
        </text:list-item>
        <text:list-item>
          <text:p text:style-name="P2">Categorical Systems Theory</text:p>
          <text:list>
            <text:list-item>
              <text:p text:style-name="P2">Abstracting Systems</text:p>
            </text:list-item>
            <text:list-item>
              <text:p text:style-name="P2">The Category of Arenas and Lenses</text:p>
              <text:list>
                <text:list-item>
                  <text:p text:style-name="P2">Lenses in an underlying <text:span text:style-name="T3">C</text:span>artesian monoidal category</text:p>
                </text:list-item>
                <text:list-item>
                  <text:p text:style-name="P2">Identity Lenses</text:p>
                </text:list-item>
                <text:list-item>
                  <text:p text:style-name="P2">Lens Composition</text:p>
                </text:list-item>
                <text:list-item>
                  <text:p text:style-name="P2">The Parallel Product of Lenses</text:p>
                </text:list-item>
              </text:list>
            </text:list-item>
            <text:list-item>
              <text:p text:style-name="P2">Case Study: Composing Discrete Dynamical Systems</text:p>
              <text:list>
                <text:list-item>
                  <text:p text:style-name="P4">Discrete Dynamical Systems are Lenses over <text:span text:style-name="T1">Set</text:span></text:p>
                </text:list-item>
                <text:list-item>
                  <text:p text:style-name="P4">The Case Study (+)</text:p>
                </text:list-item>
              </text:list>
            </text:list-item>
            <text:list-item>
              <text:p text:style-name="P2">Case Study: Composing Differential Systems</text:p>
              <text:list>
                <text:list-item>
                  <text:p text:style-name="P4">Differential Systems are Lenses over <text:span text:style-name="T1">Euc</text:span> </text:p>
                </text:list-item>
                <text:list-item>
                  <text:p text:style-name="P4">The Case Study (+)</text:p>
                </text:list-item>
              </text:list>
            </text:list-item>
            <text:list-item>
              <text:p text:style-name="P4">Monadic Lenses (*)</text:p>
            </text:list-item>
            <text:list-item>
              <text:p text:style-name="P4">Case Study: Composing Markov Processes (*)<text:span text:style-name="T3">(+)</text:span></text:p>
            </text:list-item>
          </text:list>
        </text:list-item>
      </text:list>
      <text:p text:style-name="P5"/>
      <text:p text:style-name="P5"/>
      <text:p text:style-name="P5">(*): These sections might be cut in the final paper.</text:p>
      <text:p text:style-name="P5">(+): I don’t know what my <text:span text:style-name="T3">case studies will be ye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7:00:48.602531626</meta:creation-date>
    <dc:date>2024-02-26T07:24:46.272321390</dc:date>
    <meta:editing-duration>PT2M57S</meta:editing-duration>
    <meta:editing-cycles>1</meta:editing-cycles>
    <meta:document-statistic meta:table-count="0" meta:image-count="0" meta:object-count="0" meta:page-count="1" meta:paragraph-count="41" meta:word-count="177" meta:character-count="1079" meta:non-whitespace-character-count="979"/>
    <meta:generator>LibreOffice/7.3.7.2$Linux_X86_64 LibreOffice_project/30$Build-2</meta:generator>
  </office:meta>
</office:document-meta>
</file>